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list-style-name="WWNum7"/>
    <style:style style:name="P5" style:family="paragraph" style:parent-style-name="Standard" style:list-style-name="WWNum6"/>
    <style:style style:name="P6" style:family="paragraph" style:parent-style-name="Standard" style:list-style-name="WWNum1">
      <style:paragraph-properties fo:margin-left="0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8"/>
    <style:style style:name="P10" style:family="paragraph" style:parent-style-name="List_20_Paragraph" style:list-style-name="WWNum7"/>
    <style:style style:name="P11" style:family="paragraph" style:parent-style-name="List_20_Paragraph" style:list-style-name="WWNum6"/>
    <style:style style:name="P12" style:family="paragraph" style:parent-style-name="List_20_Paragraph" style:list-style-name="WWNum5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text:span text:style-name="T1">David Bunner</text:span></text:p>
      <text:p text:style-name="P1">DavidBunner@gmail.com | 407-617-1036 | Lake Mary, Florida</text:p>
      <text:p text:style-name="P1"><text:a xlink:type="simple" xlink:href="https://github.com/RisinPhoenix " text:style-name="Internet_20_link" text:visited-style-name="Visited_20_Internet_20_Link">https://github.com/RisinPhoenix </text:a>| <text:a xlink:type="simple" xlink:href="https://linkedin.com/in/david-bunner-99328516" text:style-name="Internet_20_link" text:visited-style-name="Visited_20_Internet_20_Link">https://linkedin.com/in/david-bunner-99328516</text:a></text:p>
      <text:p text:style-name="P3"/>
      <text:p text:style-name="P1"><text:span text:style-name="T2">Web developer able to build a sophisticated website with full database backend all the way from mockup to rollout. Adept at working with diverse teams to implement projects. A quick study on new technologies.</text:span></text:p>
      <text:p text:style-name="P2"/>
      <text:p text:style-name="Standard"><text:span text:style-name="T3">TECHNICAL SKILLS</text:span></text:p>
      <text:p text:style-name="Standard"><text:bookmark text:name="h.gjdgxs"/>Node.js, Express, JavaScript, jQuery, React.js, React Native, GIT, Github, MongoDB, MySQL, <text:s/>HTML, CSS, Bootstrap, Media Queries, APIs, JSON, REST, AJAX, the command line, computer science fundamentals, ISO 9001.-2015 <text:s/>Standards Lead Auditing, Microsoft Visio, Word and Power Point. </text:p>
      <text:p text:style-name="Standard"/>
      <text:p text:style-name="Standard"><text:span text:style-name="T3">EXPERIENCE</text:span></text:p>
      <text:p text:style-name="Standard"/>
      <text:p text:style-name="Standard"><text:span text:style-name="T3">Sequelized Burger</text:span> (Orlando, FL)<text:tab/><text:tab/><text:tab/><text:tab/><text:tab/><text:tab/><text:tab/>2016</text:p>
      <text:p text:style-name="Standard"><text:span text:style-name="T2">Full Stack Developer</text:span></text:p>
      <text:list xml:id="list1469598125210195422" text:style-name="WWNum8">
        <text:list-item>
          <text:p text:style-name="P9">A web app that allows users create and eat burgers!</text:p>
        </text:list-item>
        <text:list-item>
          <text:p text:style-name="P9">I built this as a class assignment for CodingBootCamp. This projected utalized Node.js, JavaScript, MYSQL, Handlebars, NPM Squelize HTML and CSS (BootStrap)</text:p>
        </text:list-item>
        <text:list-item>
          <text:p text:style-name="P9"><text:a xlink:type="simple" xlink:href="https://github.com/RisinPhoenix/sequelizedBurger" text:style-name="Internet_20_link" text:visited-style-name="Visited_20_Internet_20_Link">https://github.com/RisinPhoenix/sequelizedBurger</text:a></text:p>
        </text:list-item>
      </text:list>
      <text:p text:style-name="List_20_Paragraph"/>
      <text:p text:style-name="Standard"><text:span text:style-name="T3">Extream Meme Makeovers</text:span> (Orlando, FL)<text:tab/><text:tab/><text:tab/><text:tab/><text:tab/><text:tab/>2016</text:p>
      <text:p text:style-name="Standard"><text:span text:style-name="T2">Front End Developer</text:span></text:p>
      <text:list xml:id="list1200304521405971812" text:style-name="WWNum7">
        <text:list-item>
          <text:p text:style-name="P4">EMM is a web biased app that helps people make quick funny memes and manipulate them.</text:p>
        </text:list-item>
        <text:list-item>
          <text:p text:style-name="P4">Developed using HTML, CSS (Foundation), and JavaScript (JQuery)</text:p>
        </text:list-item>
        <text:list-item>
          <text:p text:style-name="P10"><text:a xlink:type="simple" xlink:href="https://github.com/JordanCW418/ExtremeMemeMakeover" text:style-name="Internet_20_link" text:visited-style-name="Visited_20_Internet_20_Link">https://github.com/JordanCW418/ExtremeMemeMakeover</text:a></text:p>
        </text:list-item>
      </text:list>
      <text:p text:style-name="Standard"/>
      <text:p text:style-name="Standard"><text:span text:style-name="T3">FurgotMeNot </text:span>(Orlando, FL)<text:span text:style-name="T3"><text:tab/><text:tab/><text:tab/><text:tab/><text:tab/><text:tab/><text:tab/><text:tab/></text:span>2016<text:span text:style-name="T3"> </text:span></text:p>
      <text:p text:style-name="Standard"><text:span text:style-name="T2">Back End Javascript and Routing Developer</text:span></text:p>
      <text:p text:style-name="P2"/>
      <text:list xml:id="list7515322551173010474" text:style-name="WWNum6">
        <text:list-item>
          <text:p text:style-name="P5">FurgotMeNot is a framework for local charities and people who want to find a home for their pet. </text:p>
        </text:list-item>
        <text:list-item>
          <text:p text:style-name="P5">Built using Express.js, Node.js, MySQL, Sequelize, Handlebars and several npm packages. </text:p>
        </text:list-item>
        <text:list-item>
          <text:p text:style-name="P5">Created the backend routes between the webpage and the mysql database.</text:p>
          <text:p text:style-name="P5">Created the paths for navigating the webpage and Converted base html into Handlebars. </text:p>
        </text:list-item>
        <text:list-item>
          <text:p text:style-name="P5">Worked with Agile Project Management Workflow through Trello</text:p>
        </text:list-item>
        <text:list-item>
          <text:p text:style-name="P11"><text:a xlink:type="simple" xlink:href="https://github.com/kregister/FurgotMeNot" text:style-name="Internet_20_link" text:visited-style-name="Visited_20_Internet_20_Link">https://github.com/kregister/FurgotMeNot</text:a></text:p>
        </text:list-item>
      </text:list>
      <text:p text:style-name="List_20_Paragraph"/>
      <text:p text:style-name="List_20_Paragraph"/>
      <text:p text:style-name="List_20_Paragraph"/>
      <text:p text:style-name="Standard"><text:soft-page-break/><text:span text:style-name="T3">PREVIOUS EXPERIENCE</text:span></text:p>
      <text:p text:style-name="Standard"><text:span text:style-name="T4"/></text:p>
      <text:p text:style-name="Standard">3D graphics design and Construction drawings with Sea Maiden Pools 2008 and again 2014-2016</text:p>
      <text:p text:style-name="Standard"><text:span text:style-name="T3">SeaMaiden Pools/3D and Visio Designer</text:span> (Altamonte Springs, Florida)<text:tab/><text:tab/><text:tab/><text:tab/><text:tab/>2008, 2014-2016</text:p>
      <text:list xml:id="list1754179465115760935" text:style-name="WWNum5">
        <text:list-item>
          <text:p text:style-name="P12"><text:span text:style-name="T2">Graphics and Construction designer for Sea Maiden Pools.</text:span></text:p>
        </text:list-item>
        <text:list-item>
          <text:p text:style-name="P12"><text:span text:style-name="T2">Create 3D renderings of customers house, yard and proposed pool, </text:span></text:p>
        </text:list-item>
        <text:list-item>
          <text:p text:style-name="P12"><text:span text:style-name="T2">Create Visio drawings that allow accurate dimensions to be captured.</text:span></text:p>
        </text:list-item>
        <text:list-item>
          <text:p text:style-name="P12"><text:span text:style-name="T2">Create Windows Movie Maker video's with music to display pools.</text:span></text:p>
        </text:list-item>
      </text:list>
      <text:p text:style-name="Standard"><text:span text:style-name="T3"/></text:p>
      <text:p text:style-name="P7"/>
      <text:p text:style-name="Standard"><text:span text:style-name="T3">INTERESTS:</text:span> Community Projects, New Technology, Travel, Thai Food and Cook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0" style:font-name="Cambria" style:font-name-asian="Cambria1" style:font-name-complex="Cambria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1" style:font-name-complex="Arial1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van Katepalli</meta:initial-creator>
    <dc:creator>David Bunner</dc:creator>
    <meta:editing-cycles>69</meta:editing-cycles>
    <meta:creation-date>2016-06-04T04:13:00</meta:creation-date>
    <dc:date>2016-12-01T19:15:11.83</dc:date>
    <meta:editing-duration>PT1M20S</meta:editing-duration>
    <meta:generator>OpenOffice/4.1.3$Win32 OpenOffice.org_project/413m1$Build-9783</meta:generator>
    <meta:document-statistic meta:table-count="0" meta:image-count="0" meta:object-count="0" meta:page-count="2" meta:paragraph-count="33" meta:word-count="323" meta:character-count="23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